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6.249cm" fo:margin-left="0cm" table:align="left"/>
    </style:style>
    <style:style style:name="Tabulka1.A" style:family="table-column">
      <style:table-column-properties style:column-width="8.124cm"/>
    </style:style>
    <style:style style:name="Tabulka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ální">
      <style:paragraph-properties fo:line-height="100%" fo:text-align="center" style:justify-single-word="false"/>
    </style:style>
    <style:style style:name="P3" style:family="paragraph" style:parent-style-name="Normální">
      <style:paragraph-properties fo:line-height="100%" fo:text-align="justify" style:justify-single-word="false"/>
    </style:style>
    <style:style style:name="P4" style:family="paragraph" style:parent-style-name="Normální">
      <style:paragraph-properties fo:line-height="100%" fo:text-align="justify" style:justify-single-word="false"/>
      <style:text-properties officeooo:paragraph-rsid="00129529"/>
    </style:style>
    <style:style style:name="P5" style:family="paragraph" style:parent-style-name="Normální">
      <style:paragraph-properties fo:line-height="100%" fo:text-align="start" style:justify-single-word="false"/>
    </style:style>
    <style:style style:name="P6" style:family="paragraph" style:parent-style-name="Normální">
      <style:paragraph-properties fo:line-height="100%"/>
      <style:text-properties officeooo:paragraph-rsid="00129529"/>
    </style:style>
    <style:style style:name="P7" style:family="paragraph" style:parent-style-name="Normální">
      <style:paragraph-properties fo:line-height="100%" fo:text-align="justify" style:justify-single-word="false"/>
      <style:text-properties fo:font-weight="bold" style:font-weight-asian="bold"/>
    </style:style>
    <style:style style:name="P8" style:family="paragraph" style:parent-style-name="Normální">
      <style:paragraph-properties fo:line-height="100%" fo:text-align="justify" style:justify-single-word="false"/>
      <style:text-properties officeooo:rsid="00129529" officeooo:paragraph-rsid="00129529"/>
    </style:style>
    <style:style style:name="P9" style:family="paragraph" style:parent-style-name="Normální">
      <style:paragraph-properties fo:line-height="100%" fo:text-align="justify" style:justify-single-word="false"/>
      <style:text-properties fo:background-color="transparent"/>
    </style:style>
    <style:style style:name="P10" style:family="paragraph" style:parent-style-name="Odstavec_20_se_20_seznamem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</style:style>
    <style:style style:name="P11" style:family="paragraph" style:parent-style-name="Odstavec_20_se_20_seznamem">
      <style:paragraph-properties fo:margin-left="0.751cm" fo:margin-right="0cm" fo:line-height="100%" fo:text-align="justify" style:justify-single-word="false" fo:text-indent="0cm" style:auto-text-indent="false">
        <style:tab-stops/>
      </style:paragraph-properties>
    </style:style>
    <style:style style:name="P12" style:family="paragraph" style:parent-style-name="Odstavec_20_se_20_seznamem">
      <style:paragraph-properties fo:line-height="100%"/>
      <style:text-properties fo:background-color="transparent"/>
    </style:style>
    <style:style style:name="P13" style:family="paragraph" style:parent-style-name="Odstavec_20_se_20_seznamem">
      <style:paragraph-properties fo:margin-left="0.751cm" fo:margin-right="0cm" fo:line-height="100%" fo:text-align="justify" style:justify-single-word="false" fo:text-indent="-0.751cm" style:auto-text-indent="false">
        <style:tab-stops/>
      </style:paragraph-properties>
      <style:text-properties officeooo:paragraph-rsid="00129529"/>
    </style:style>
    <style:style style:name="P14" style:family="paragraph" style:parent-style-name="Odstavec_20_se_20_seznamem">
      <style:paragraph-properties fo:margin-left="1.251cm" fo:margin-right="0cm" fo:line-height="100%" fo:text-align="justify" style:justify-single-word="false" fo:text-indent="0cm" style:auto-text-indent="false">
        <style:tab-stops/>
      </style:paragraph-properties>
      <style:text-properties fo:background-color="transparent"/>
    </style:style>
    <style:style style:name="P15" style:family="paragraph" style:parent-style-name="Odstavec_20_se_20_seznamem" style:list-style-name="L1">
      <style:paragraph-properties fo:margin-left="0.751cm" fo:margin-right="0cm" fo:line-height="100%" fo:text-align="justify" style:justify-single-word="false" fo:text-indent="-0.751cm" style:auto-text-indent="false">
        <style:tab-stops/>
      </style:paragraph-properties>
      <style:text-properties fo:background-color="transparent"/>
    </style:style>
    <style:style style:name="P16" style:family="paragraph" style:parent-style-name="Odstavec_20_se_20_seznamem" style:list-style-name="L1">
      <style:paragraph-properties fo:margin-left="0.751cm" fo:margin-right="0cm" fo:line-height="100%" fo:text-align="justify" style:justify-single-word="false" fo:text-indent="-0.751cm" style:auto-text-indent="false">
        <style:tab-stops/>
      </style:paragraph-properties>
    </style:style>
    <style:style style:name="P17" style:family="paragraph" style:parent-style-name="Odstavec_20_se_20_seznamem" style:list-style-name="L1">
      <style:paragraph-properties fo:margin-left="0.751cm" fo:margin-right="0cm" fo:line-height="100%" fo:text-align="justify" style:justify-single-word="false" fo:text-indent="-0.751cm" style:auto-text-indent="false">
        <style:tab-stops/>
      </style:paragraph-properties>
      <style:text-properties officeooo:paragraph-rsid="00129529"/>
    </style:style>
    <style:style style:name="P18" style:family="paragraph" style:parent-style-name="Odstavec_20_se_20_seznamem" style:list-style-name="L1">
      <style:paragraph-properties fo:margin-left="0.751cm" fo:margin-right="0cm" fo:line-height="100%" fo:text-align="justify" style:justify-single-word="false" fo:text-indent="-0.751cm" style:auto-text-indent="false">
        <style:tab-stops/>
      </style:paragraph-properties>
      <style:text-properties officeooo:rsid="0016234c" officeooo:paragraph-rsid="0016234c"/>
    </style:style>
    <style:style style:name="P19" style:family="paragraph" style:parent-style-name="Odstavec_20_se_20_seznamem" style:list-style-name="L2" style:master-page-name="">
      <loext:graphic-properties draw:fill="none"/>
      <style:paragraph-properties fo:margin-left="5.9cm" fo:margin-right="0cm" fo:line-height="100%" fo:text-align="justify" style:justify-single-word="false" fo:hyphenation-ladder-count="no-limit" fo:text-indent="-0.7cm" style:auto-text-indent="false" style:page-number="auto" fo:background-color="transparent">
        <style:tab-stops/>
      </style:paragraph-properties>
      <style:text-properties officeooo:paragraph-rsid="00129529" fo:hyphenate="false"/>
    </style:style>
    <style:style style:name="P20" style:family="paragraph" style:parent-style-name="Odstavec_20_se_20_seznamem" style:list-style-name="L2">
      <loext:graphic-properties draw:fill="none"/>
      <style:paragraph-properties fo:margin-left="5.9cm" fo:margin-right="0cm" fo:line-height="100%" fo:text-align="justify" style:justify-single-word="false" fo:hyphenation-ladder-count="no-limit" fo:text-indent="-0.7cm" style:auto-text-indent="false" fo:background-color="transparent">
        <style:tab-stops/>
      </style:paragraph-properties>
      <style:text-properties officeooo:paragraph-rsid="00129529" fo:hyphenate="false"/>
    </style:style>
    <style:style style:name="P21" style:family="paragraph" style:parent-style-name="Normální" style:master-page-name="MP0">
      <style:paragraph-properties fo:line-height="100%" fo:text-align="center" style:justify-single-word="false" style:page-number="auto" fo:break-before="page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/>
    </style:style>
    <style:style style:name="T1" style:family="text">
      <style:text-properties fo:font-size="12pt" style:font-size-asian="12pt" style:language-asian="cs" style:country-asian="CZ" style:font-name-complex="Arial" style:font-size-complex="12pt"/>
    </style:style>
    <style:style style:name="T2" style:family="text">
      <style:text-properties style:font-name="Liberation Sans" fo:font-size="10pt" style:font-size-asian="10pt" style:font-name-complex="Arial" style:font-size-complex="10pt"/>
    </style:style>
    <style:style style:name="T3" style:family="text">
      <style:text-properties style:font-name="Liberation Sans" fo:font-size="10pt" officeooo:rsid="0012f3d3" style:font-size-asian="10pt" style:font-name-complex="Arial" style:font-size-complex="10pt"/>
    </style:style>
    <style:style style:name="T4" style:family="text">
      <style:text-properties style:font-name="Liberation Sans" fo:font-size="10pt" style:font-size-asian="10pt" style:font-size-complex="10pt"/>
    </style:style>
    <style:style style:name="T5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fo:background-color="transparent" loext:char-shading-value="0" style:font-weight-asian="bold"/>
    </style:style>
    <style:style style:name="T8" style:family="text">
      <style:text-properties fo:font-weight="bold" officeooo:rsid="00129529" fo:background-color="transparent" loext:char-shading-value="0" style:font-weight-asian="bold"/>
    </style:style>
    <style:style style:name="T9" style:family="text">
      <style:text-properties fo:background-color="#ffff00" loext:char-shading-value="0"/>
    </style:style>
    <style:style style:name="T1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/>
    </style:style>
    <style:style style:name="T11" style:family="text">
      <style:text-properties officeooo:rsid="00129529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29529" fo:background-color="transparent" loext:char-shading-value="0"/>
    </style:style>
    <style:style style:name="T14" style:family="text">
      <style:text-properties officeooo:rsid="0012a8b0" fo:background-color="transparent" loext:char-shading-value="0"/>
    </style:style>
    <style:style style:name="T15" style:family="text">
      <style:text-properties officeooo:rsid="0014b87d" fo:background-color="transparent" loext:char-shading-value="0"/>
    </style:style>
    <style:style style:name="T16" style:family="text">
      <style:text-properties officeooo:rsid="0016234c" fo:background-color="transparent" loext:char-shading-value="0"/>
    </style:style>
    <style:style style:name="T17" style:family="text">
      <style:text-properties officeooo:rsid="0012a8b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MLOUVA O DÍLO</text:p>
      <text:p text:style-name="P2"/>
      <text:p text:style-name="P2">Toto je smlouva o dílo uzavřená mezi smluvními stranami:</text:p>
      <text:p text:style-name="P3"/>
      <text:p text:style-name="P7">Česká pirátská strana</text:p>
      <text:p text:style-name="P3">se sídlem Řehořova 943/19, Praha 3</text:p>
      <text:p text:style-name="P3">IČO: 71339698</text:p>
      <text:p text:style-name="P8">Zastoupená Mgr. Martinem Kučerou (vedoucím AO)</text:p>
      <text:p text:style-name="P3">(dále jen „<text:span text:style-name="Standardní_20_písmo_20_odstavce"><text:span text:style-name="T6">objednatel</text:span></text:span>“)</text:p>
      <text:p text:style-name="P3"/>
      <text:p text:style-name="P3">a</text:p>
      <text:p text:style-name="P9"/>
      <text:p text:style-name="P4"><text:span text:style-name="Standardní_20_písmo_20_odstavce"><text:span text:style-name="T8">Vladislav Tobias Esner</text:span></text:span></text:p>
      <text:p text:style-name="P3"><text:span text:style-name="T12">se sídlem </text:span><text:span text:style-name="Standardní_20_písmo_20_odstavce"><text:span text:style-name="T13">Varšavská 715/36, Praha 2</text:span></text:span></text:p>
      <text:p text:style-name="P3"><text:span text:style-name="T12">IČO: </text:span><text:span text:style-name="Standardní_20_písmo_20_odstavce"><text:span text:style-name="T13">73015601</text:span></text:span></text:p>
      <text:p text:style-name="P3"><text:span text:style-name="T12">(dále jen „</text:span><text:span text:style-name="Standardní_20_písmo_20_odstavce"><text:span text:style-name="T7">zhotovitel</text:span></text:span><text:span text:style-name="T12">“)</text:span></text:p>
      <text:p text:style-name="P14"/>
      <text:p text:style-name="P14"/>
      <text:p text:style-name="P10"><text:span text:style-name="Standardní_20_písmo_20_odstavce"><text:span text:style-name="T10">Smluvní ujednání</text:span></text:span><text:span text:style-name="T12">:</text:span></text:p>
      <text:p text:style-name="P14"/>
      <text:list xml:id="list4688274559727061274" text:style-name="L1">
        <text:list-item>
          <text:p text:style-name="P15">Zhotovitel pro objednatele udělá toto:</text:p>
        </text:list-item>
      </text:list>
      <text:p text:style-name="P11"><text:span text:style-name="Standardní_20_písmo_20_odstavce"><text:span text:style-name="T13">Administartivní podpora při obstarávání delegací do okrskových volebních komis. Zejména komunikace s uřady, oddelegování odstupivších delegátů a další úkoly s tím spojené, zadávané vedoucím AO</text:span></text:span><text:span text:style-name="T12"> (dále jen „</text:span><text:span text:style-name="Standardní_20_písmo_20_odstavce"><text:span text:style-name="T7">dílo</text:span></text:span><text:span text:style-name="T12">“).</text:span></text:p>
      <text:p text:style-name="P12"/>
      <text:list xml:id="list124133175615528" text:continue-numbering="true" text:style-name="L1">
        <text:list-item>
          <text:p text:style-name="P15">Zhotovitel dílo dokončí v tomto čase:</text:p>
        </text:list-item>
      </text:list>
      <text:p text:style-name="P11"><text:span text:style-name="Standardní_20_písmo_20_odstavce"><text:span text:style-name="T14">od 02.09.2016 </text:span></text:span><text:span text:style-name="Standardní_20_písmo_20_odstavce"><text:span text:style-name="T13">do 1</text:span></text:span><text:span text:style-name="Standardní_20_písmo_20_odstavce"><text:span text:style-name="T16">3</text:span></text:span><text:span text:style-name="Standardní_20_písmo_20_odstavce"><text:span text:style-name="T13">.10.2016</text:span></text:span><text:span text:style-name="T12">, a předá ho </text:span><text:span text:style-name="Standardní_20_písmo_20_odstavce"><text:span text:style-name="T13">Vedoucímu Administrativního odboru</text:span></text:span></text:p>
      <text:p text:style-name="P11"/>
      <text:list xml:id="list124133868808013" text:continue-numbering="true" text:style-name="L1">
        <text:list-item>
          <text:p text:style-name="P16">Dílo se považuje za řádně dokončené, pokud odpovídá této smlouvě a jejímu účelu.</text:p>
        </text:list-item>
      </text:list>
      <text:p text:style-name="P11"/>
      <text:list xml:id="list124135172899636" text:continue-numbering="true" text:style-name="L1">
        <text:list-item>
          <text:p text:style-name="P16">Objednatel řádně a včas dokončené dílo od zh<text:span text:style-name="T12">otovitele převezme a v dohodnuté lhůtě mu za něj zaplatí cenu ve výši </text:span><text:span text:style-name="Standardní_20_písmo_20_odstavce"><text:span text:style-name="T13">=10.000,-</text:span></text:span><text:span text:style-name="T12"> Kč (dále jen „</text:span><text:span text:style-name="Standardní_20_písmo_20_odstavce"><text:span text:style-name="T7">cena díla</text:span></text:span><text:span text:style-name="T12">“). Cena díla je zhotovitelem zaručena co do zá</text:span>vaznosti a úplnosti a nelze ji zvýšit jinak, než dohodou stran. Cena díla zahrnuje veškeré náklady a výdaje, které zhotoviteli v souvislosti s plněním smlouvy vzniknou.</text:p>
        </text:list-item>
        <text:list-item>
          <text:p text:style-name="P18">Zhotovitel je povinen vypořádat i následnou administrativu i po skončení této smlouvy.</text:p>
        </text:list-item>
      </text:list>
      <text:p text:style-name="P11"/>
      <text:list xml:id="list124133103987262" text:continue-numbering="true" text:style-name="L1">
        <text:list-item>
          <text:p text:style-name="P17">Nebude-li dílo včas a řádně dokončeno, má objednatel z této smlouvy následující práva: </text:p>
        </text:list-item>
      </text:list>
      <text:list xml:id="list378568605112403471" text:style-name="L2">
        <text:list-item>
          <text:p text:style-name="P19">právo od smlouvy odstoupit;</text:p>
        </text:list-item>
        <text:list-item>
          <text:p text:style-name="P20">právo na náhradu majetkové a nemajetkové újmy</text:p>
          <text:p text:style-name="P20"/>
        </text:list-item>
      </text:list>
      <text:list xml:id="list124134551611387" text:continue-list="list124133103987262" text:style-name="L1">
        <text:list-item>
          <text:p text:style-name="P17">Zhotovitel prohlašuje, že má veškeré znalosti a schopnosti potřebné pro řádné a včasné provedení díla, a zavazuje se, že dílo provede s potřebnou (odbornou) péčí.</text:p>
          <text:p text:style-name="P17"/>
        </text:list-item>
        <text:list-item>
          <text:p text:style-name="P17"><text:soft-page-break/>Zhotovitel sám obstará vše, co je k provedení díla třeba, pokud se s objednatelem nedohodne jinak.</text:p>
          <text:p text:style-name="P17"/>
        </text:list-item>
        <text:list-item>
          <text:p text:style-name="P17">Zhotovitel bude dílo provádět samostatně, bude však přitom vázán pokyny objednatele. Bude-li zhotovitel považovat vydané pokyny za nevhodné pro řádné a včasné provedení díla, objednatele na to včas upozorní.</text:p>
          <text:p text:style-name="P17"/>
        </text:list-item>
        <text:list-item>
          <text:p text:style-name="P17">Objednatel může kontrolovat provádění díla. Jestliže některá ze stran zjistí v provádění díla nedostatky, zhotovitel je neprodleně odstraní, jinak může objednatel od smlouvy odstoupit.</text:p>
          <text:p text:style-name="P17"/>
        </text:list-item>
        <text:list-item>
          <text:p text:style-name="P17"><text:s/>Objednatel může od smlouvy před začátkem jejího plnění odstoupit i bez udání důvodu. </text:p>
          <text:p text:style-name="P17"/>
        </text:list-item>
        <text:list-item>
          <text:p text:style-name="P17"><text:s/>Zhotovitel na sebe bere nebezpečí změny okolností, včetně zcela mimořádných a nepředvídatelných skutečností.</text:p>
          <text:p text:style-name="P17"/>
        </text:list-item>
        <text:list-item>
          <text:p text:style-name="P17"><text:s/>Zhotovitel ani částečně nepostoupí žádnou pohledávku související s touto smlouvou na nikoho jiného.</text:p>
          <text:p text:style-name="P17"/>
        </text:list-item>
        <text:list-item>
          <text:p text:style-name="P17"><text:s/>Případné spory týkající se této smlouvy budou primárně řešeny smírnou, mimosoudní cestou.</text:p>
          <text:p text:style-name="P17"/>
        </text:list-item>
        <text:list-item>
          <text:p text:style-name="P17"><text:s/>Tato smlouva je sepsána ve dvou vyhotoveních, z nichž každá strana obdrží po jedno<text:span text:style-name="T12">m. </text:span><text:span text:style-name="Standardní_20_písmo_20_odstavce"><text:span text:style-name="T12">Obě strany souhlasí s tím, že tato smlouva bude v plném rozsahu zveřejněna. </text:span></text:span></text:p>
        </text:list-item>
      </text:list>
      <text:p text:style-name="P13"><text:span text:style-name="Standardní_20_písmo_20_odstavce"><text:span text:style-name="T9"/></text:span></text:p>
      <text:p text:style-name="P13"><text:span text:style-name="Standardní_20_písmo_20_odstavce"><text:span text:style-name="T9"/></text:span></text:p>
      <text:p text:style-name="P5">V <text:span text:style-name="T11">Praze</text:span> dne <text:span text:style-name="T17">02.09.2016</text:span></text:p>
      <text:p text:style-name="P3"/>
      <text:p text:style-name="P3"/>
      <text:p text:style-name="P9"/>
      <table:table table:name="Tabulka1" table:style-name="Tabulka1">
        <table:table-column table:style-name="Tabulka1.A" table:number-columns-repeated="2"/>
        <table:table-row>
          <table:table-cell table:style-name="Tabulka1.A1" office:value-type="string">
            <text:p text:style-name="P9">Objednatel:</text:p>
            <text:p text:style-name="P9"/>
            <text:p text:style-name="P9"/>
            <text:p text:style-name="P9"/>
            <text:p text:style-name="P9"/>
            <text:p text:style-name="P9">________________________________</text:p>
            <text:p text:style-name="P9">Česká pirátská strana</text:p>
            <text:p text:style-name="P4"><text:span text:style-name="Standardní_20_písmo_20_odstavce"><text:span text:style-name="T13">Vedouc</text:span></text:span><text:span text:style-name="Standardní_20_písmo_20_odstavce"><text:span text:style-name="T15">í</text:span></text:span><text:span text:style-name="Standardní_20_písmo_20_odstavce"><text:span text:style-name="T13"> administrativního odboru</text:span></text:span></text:p>
            <text:p text:style-name="P4"><text:span text:style-name="Standardní_20_písmo_20_odstavce"><text:span text:style-name="T13">Mgr. Martin Kučera</text:span></text:span></text:p>
          </table:table-cell>
          <table:table-cell table:style-name="Tabulka1.A1" office:value-type="string">
            <text:p text:style-name="P9">Zhotovitel:</text:p>
            <text:p text:style-name="P9"/>
            <text:p text:style-name="P9"/>
            <text:p text:style-name="P9"/>
            <text:p text:style-name="P9"/>
            <text:p text:style-name="P9">________________________________</text:p>
            <text:p text:style-name="P6"><text:span text:style-name="Standardní_20_písmo_20_odstavce"><text:span text:style-name="T13">Vladislav Tobias Esner</text:span>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ální" style:next-style-name="Normální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size-complex="14pt" style:font-weight-complex="bold" fo:hyphenate="false"/>
    </style:style>
    <style:style style:name="Normální" style:family="paragraph">
      <style:paragraph-properties fo:hyphenation-ladder-count="no-limit"/>
      <style:text-properties fo:hyphenate="false"/>
    </style:style>
    <style:style style:name="Odstavec_20_se_20_seznamem" style:display-name="Odstavec se seznamem" style:family="paragraph" style:parent-style-name="Normální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Normální" style:class="extra">
      <style:paragraph-properties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ální" style:class="extra">
      <style:paragraph-properties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ní_20_písmo_20_odstavce" style:display-name="Standardní písmo odstavce" style:family="text"/>
    <style:style style:name="WW_5f_CharLFO1LVL1" style:display-name="WW_CharLFO1LVL1" style:family="text">
      <style:text-properties style:font-name="Cambria" fo:font-family="Cambria" style:font-family-generic="roman" style:font-pitch="variable"/>
    </style:style>
    <style:style style:name="Nadpis_20_1_20_Char" style:display-name="Nadpis 1 Char" style:family="text" style:parent-style-name="Standardní_20_písmo_20_odstavce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Záhlaví_20_Char" style:display-name="Záhlaví Char" style:family="text" style:parent-style-name="Standardní_20_písmo_20_odstavce"/>
    <style:style style:name="Zápatí_20_Char" style:display-name="Zápatí Char" style:family="text" style:parent-style-name="Standardní_20_písmo_20_odstavce"/>
    <style:style style:name="WW_5f_CharOUTLINELVL1" style:display-name="WW_CharOUTLINELVL1" style:family="text">
      <style:text-properties style:font-name="Cambria" fo:font-family="Cambria" style:font-family-generic="roman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text:style-name="WW_5f_CharOUTLINELVL1" style:num-prefix="ČÁST " style:num-format="1">
        <style:list-level-properties text:min-label-width="0.635cm"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text:style-name="WW_5f_CharLFO1LVL1" style:num-prefix="ČÁST " style:num-format="1">
        <style:list-level-properties text:min-label-width="0.635cm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2pt" style:font-size-asian="12pt" style:language-asian="cs" style:country-asian="CZ" style:font-name-complex="Arial" style:font-size-complex="12pt"/>
    </style:style>
    <style:style style:name="MT2" style:family="text">
      <style:text-properties style:font-name="Liberation Sans" fo:font-size="10pt" style:font-size-asian="10pt" style:font-name-complex="Arial" style:font-size-complex="10pt"/>
    </style:style>
    <style:style style:name="MT3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MT4" style:family="text">
      <style:text-properties style:font-name="Liberation Sans" fo:font-size="10pt" officeooo:rsid="0012f3d3" style:font-size-asian="10pt" style:font-name-complex="Arial" style:font-size-complex="10pt"/>
    </style:style>
    <style:style style:name="MT5" style:family="text">
      <style:text-properties style:font-name="Liberation Sans" fo:font-size="10pt" style:font-size-asian="10pt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73cm" fo:margin-bottom="1.208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974cm" fo:margin-left="0cm" fo:margin-right="0cm" fo:margin-bottom="0cm" style:dynamic-spacing="true"/>
      </style:header-style>
      <style:footer-style>
        <style:header-footer-properties svg:height="1.66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Obrázek 1" text:anchor-type="paragraph" svg:x="0.049cm" svg:y="-0.36cm" svg:width="5.666cm" style:rel-width="scale" svg:height="2.348cm" style:rel-height="scale" draw:z-index="1"><draw:image xlink:href="Pictures/100002010000044A000001C7F4337A9B639EA78B.png" xlink:type="simple" xlink:show="embed" xlink:actuate="onLoad"/></draw:frame><text:span text:style-name="Standardní_20_písmo_20_odstavce"><text:span text:style-name="MT1"/></text:span></text:p>
      </style:header>
      <style:footer>
        <text:p text:style-name="MP1"><text:span text:style-name="Standardní_20_písmo_20_odstavce"><text:span text:style-name="MT2">Česká pirátská strana • Řehořova 493/19 130 00 Praha 3 <text:s/>• Doručovat do datové schránky b2i4r6j</text:span></text:span><text:span text:style-name="Standardní_20_písmo_20_odstavce"><text:span text:style-name="MT3"><text:line-break/></text:span></text:span><text:span text:style-name="Standardní_20_písmo_20_odstavce"><text:span text:style-name="MT2">Tel. +420 </text:span></text:span><text:span text:style-name="Standardní_20_písmo_20_odstavce"><text:span text:style-name="MT4">778 702 713</text:span></text:span><text:span text:style-name="Standardní_20_písmo_20_odstavce"><text:span text:style-name="MT2"> • Web </text:span></text:span><text:a xlink:type="simple" xlink:href="http://www.pirati.cz/" office:target-frame-name="_top" xlink:show="replace" text:style-name="Internet_20_link" text:visited-style-name="Visited_20_Internet_20_Link"><text:span text:style-name="Standardní_20_písmo_20_odstavce"><text:span text:style-name="MT2">http://www.pirati.cz</text:span></text:span></text:a><text:span text:style-name="Standardní_20_písmo_20_odstavce"><text:span text:style-name="MT2"> • E-mail </text:span></text:span><text:a xlink:type="simple" xlink:href="mailto:info@pirati.cz" office:target-frame-name="_top" xlink:show="replace" text:style-name="Internet_20_link" text:visited-style-name="Visited_20_Internet_20_Link"><text:span text:style-name="Standardní_20_písmo_20_odstavce"><text:span text:style-name="MT2">info@pirati.cz</text:span></text:span></text:a><text:span text:style-name="Standardní_20_písmo_20_odstavce"><text:span text:style-name="MT2"> • IČO 71339698</text:span></text:span></text:p>
        <text:p text:style-name="MP1"><text:span text:style-name="Standardní_20_písmo_20_odstavce"><text:span text:style-name="MT5">Transparentní účet 2100048174/2010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Filip Hajný;Vladislav Tobias Esner</meta:initial-creator>
    <meta:creation-date>2014-08-30T20:33:00Z</meta:creation-date>
    <dc:date>2017-09-04T12:41:32.903142877</dc:date>
    <meta:print-date>2014-08-30T13:29:00Z</meta:print-date>
    <meta:editing-cycles>9</meta:editing-cycles>
    <meta:editing-duration>PT26M17S</meta:editing-duration>
    <meta:document-statistic meta:table-count="1" meta:image-count="1" meta:object-count="0" meta:page-count="2" meta:paragraph-count="44" meta:word-count="449" meta:character-count="3019" meta:non-whitespace-character-count="2622"/>
    <meta:template xlink:type="simple" xlink:actuate="onRequest" xlink:title="" xlink:href="../../Stažené/Nepojmenovaná%20složka/třídit/sod_vzor_upgrade_1.odt/Normal"/>
  </office:meta>
</office:document-meta>
</file>